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size="16pt" style:font-size-asian="16pt" style:font-size-complex="16pt" style:text-underline-type="single" style:text-underline-style="solid" style:text-underline-width="auto" style:text-underline-mode="continuous"/>
    </style:style>
    <style:style style:name="P2"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3"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4"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P5" style:parent-style-name="Normal" style:family="paragraph">
      <style:text-properties fo:font-size="12pt" style:font-size-asian="12pt" style:font-size-complex="12pt"/>
    </style:style>
    <style:style style:name="P6" style:parent-style-name="Normal" style:family="paragraph">
      <style:text-properties fo:font-size="12pt" style:font-size-asian="12pt" style:font-size-complex="12pt"/>
    </style:style>
    <style:style style:name="P7" style:parent-style-name="Normal" style:family="paragraph">
      <style:text-properties fo:font-size="12pt" style:font-size-asian="12pt" style:font-size-complex="12pt"/>
    </style:style>
    <style:style style:name="P8" style:parent-style-name="Normal" style:family="paragraph">
      <style:text-properties fo:font-size="12pt" style:font-size-asian="12pt" style:font-size-complex="12pt"/>
    </style:style>
    <style:style style:name="P9" style:parent-style-name="Normal" style:family="paragraph">
      <style:text-properties fo:font-size="12pt" style:font-size-asian="12pt" style:font-size-complex="12pt"/>
    </style:style>
    <style:style style:name="P10" style:parent-style-name="Normal" style:family="paragraph">
      <style:text-properties fo:font-size="12pt" style:font-size-asian="12pt" style:font-size-complex="12pt"/>
    </style:style>
    <style:style style:name="P11" style:parent-style-name="Normal" style:family="paragraph">
      <style:text-properties fo:font-size="12pt" style:font-size-asian="12pt" style:font-size-complex="12pt"/>
    </style:style>
    <style:style style:name="P12" style:parent-style-name="Normal" style:family="paragraph">
      <style:text-properties fo:font-size="12pt" style:font-size-asian="12pt" style:font-size-complex="12pt"/>
    </style:style>
    <style:style style:name="T13" style:parent-style-name="Policepardéfaut" style:family="text">
      <style:text-properties fo:font-size="12pt" style:font-size-asian="12pt" style:font-size-complex="12pt"/>
    </style:style>
  </office:automatic-styles>
  <office:body>
    <office:text text:use-soft-page-breaks="true">
      <text:p text:style-name="P1">Rapport du Projet Arduino :</text:p>
      <text:p text:style-name="P2"/>
      <text:p text:style-name="P3">Séance 1 :</text:p>
      <text:p text:style-name="P4"/>
      <text:p text:style-name="P5">Après la récupération des deux structures des anciens projets de "Barduino", j'ai débuté le processus de nettoyage des deux modèles et établi l'inventaire des pièces encore utilisables, nécessitant des réparations ou des améliorations.</text:p>
      <text:p text:style-name="P6"/>
      <text:p text:style-name="P7">Pièces réutilisables en l'état : les doseurs, les supports de bouteilles.</text:p>
      <text:p text:style-name="P8"/>
      <text:p text:style-name="P9">Pièces à modifier/améliorer : la structure (présence de fissures et de trous), le chariot pour le verre (mauvais état et finitions à revoir), aspect général (esthétique).</text:p>
      <text:p text:style-name="P10"/>
      <text:p text:style-name="P11">Nous avons également affiné le fonctionnement et la disposition générale de la machine. Nous avons décidé d'opter pour un chariot capable de se déplacer sur deux axes afin de pouvoir accueillir deux rangées de bouteilles et rendre l'ensemble plus compact.</text:p>
      <text:p text:style-name="P12"/>
      <text:p text:style-name="Normal"><text:span text:style-name="T13">Ensuite, j'ai travaillé sur le fonctionnement d'un moteur et appris à réaliser une soudure adaptée à ce type de montage. J'ai entamé une réflexion sur les différentes façons de disposer les moteurs pour le chariot, le type d'axes, et les différents types de moteurs à utiliser.<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header>
        <text:p text:style-name="En-tête">Benchiha Etan PeiP2 G*2</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tan Benchiha</meta:initial-creator>
    <dc:creator>Etan Benchiha</dc:creator>
    <meta:creation-date>2023-12-15T14:39:00Z</meta:creation-date>
    <dc:date>2023-12-15T15:01:00Z</dc:date>
    <meta:template xlink:href="Normal" xlink:type="simple"/>
    <meta:editing-cycles>1</meta:editing-cycles>
    <meta:editing-duration>PT1320S</meta:editing-duration>
    <meta:document-statistic meta:page-count="1" meta:paragraph-count="2" meta:word-count="163" meta:character-count="1059" meta:row-count="7" meta:non-whitespace-character-count="898"/>
  </office:meta>
</office:document-meta>
</file>